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47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39.36pt" svg:y="119.51pt">
            <loext:p draw:notify-on-update-of-ranges="Sheet1.A9:Sheet1.A9 Sheet1.F2:Sheet1.F6 Sheet1.G2:Sheet1.G4 Sheet1.F4:Sheet1.F6 Sheet1.G4:Sheet1.G6 Sheet1.F2:Sheet1.F6 Sheet1.H2:Sheet1.H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Diff</text:p>
          </table:table-cell>
          <table:table-cell table:number-columns-repeated="2"/>
          <table:table-cell table:style-name="ce2" table:number-columns-repeated="5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309" calcext:value-type="float">
            <text:p>0.00309</text:p>
          </table:table-cell>
          <table:table-cell table:formula="of:=[.B2]-[.C2]" office:value-type="float" office:value="0.000203" calcext:value-type="float">
            <text:p>0.00020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7]" office:value-type="float" office:value="0.004496" calcext:value-type="float">
            <text:p>0.004496</text:p>
          </table:table-cell>
          <table:table-cell table:formula="of:=[.C7]" office:value-type="float" office:value="0.002492" calcext:value-type="float">
            <text:p>0.0024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476" calcext:value-type="float">
            <text:p>0.005476</text:p>
          </table:table-cell>
          <table:table-cell office:value-type="float" office:value="0.004252" calcext:value-type="float">
            <text:p>0.004252</text:p>
          </table:table-cell>
          <table:table-cell table:formula="of:=[.B3]-[.C3]" office:value-type="float" office:value="0.001224" calcext:value-type="float">
            <text:p>0.001224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B15]" office:value-type="float" office:value="0.08784" calcext:value-type="float">
            <text:p>0.08784</text:p>
          </table:table-cell>
          <table:table-cell table:formula="of:=[.C15]" office:value-type="float" office:value="0.0087326" calcext:value-type="float">
            <text:p>0.008732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686" calcext:value-type="float">
            <text:p>0.005686</text:p>
          </table:table-cell>
          <table:table-cell office:value-type="float" office:value="0.002611" calcext:value-type="float">
            <text:p>0.002611</text:p>
          </table:table-cell>
          <table:table-cell table:formula="of:=[.B4]-[.C4]" office:value-type="float" office:value="0.003075" calcext:value-type="float">
            <text:p>0.003075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B23]" office:value-type="float" office:value="7.8980076" calcext:value-type="float">
            <text:p>7.8980076</text:p>
          </table:table-cell>
          <table:table-cell table:formula="of:=[.C23]" office:value-type="float" office:value="0.1393692" calcext:value-type="float">
            <text:p>0.139369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495" calcext:value-type="float">
            <text:p>0.004495</text:p>
          </table:table-cell>
          <table:table-cell office:value-type="float" office:value="0.000932" calcext:value-type="float">
            <text:p>0.000932</text:p>
          </table:table-cell>
          <table:table-cell table:formula="of:=[.B5]-[.C5]" office:value-type="float" office:value="0.003563" calcext:value-type="float">
            <text:p>0.003563</text:p>
          </table:table-cell>
          <table:table-cell/>
          <table:table-cell office:value-type="float" office:value="100000" calcext:value-type="float">
            <text:p>100000</text:p>
          </table:table-cell>
          <table:table-cell table:formula="of:=[.B31]" office:value-type="float" office:value="710" calcext:value-type="float">
            <text:p>710</text:p>
          </table:table-cell>
          <table:table-cell table:formula="of:=[.C31]" office:value-type="float" office:value="2.8119284" calcext:value-type="float">
            <text:p>2.8119284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34.436086" calcext:value-type="float">
            <text:p>34.436086</text:p>
          </table:table-cell>
          <table:table-cell office:value-type="float" office:value="0.384389" calcext:value-type="float">
            <text:p>0.3843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01575" calcext:value-type="float">
            <text:p>0.001575</text:p>
          </table:table-cell>
          <table:table-cell table:formula="of:=[.B6]-[.C6]" office:value-type="float" office:value="0.001955" calcext:value-type="float">
            <text:p>0.001955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[.B39]" office:value-type="float" office:value="63831" calcext:value-type="float">
            <text:p>63831</text:p>
          </table:table-cell>
          <table:table-cell table:formula="of:=[.C39]" office:value-type="float" office:value="38.546304" calcext:value-type="float">
            <text:p>38.546304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90.016928" calcext:value-type="float">
            <text:p>90.016928</text:p>
          </table:table-cell>
          <table:table-cell office:value-type="float" office:value="0.631663" calcext:value-type="float">
            <text:p>0.631663</text:p>
          </table:table-cell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2:.B6])" office:value-type="float" office:value="0.004496" calcext:value-type="float">
            <text:p>0.004496</text:p>
          </table:table-cell>
          <table:table-cell table:formula="of:=AVERAGE([.C2:.C6])" office:value-type="float" office:value="0.002492" calcext:value-type="float">
            <text:p>0.002492</text:p>
          </table:table-cell>
          <table:table-cell table:formula="of:=AVERAGE([.D2:.D6])" office:value-type="float" office:value="0.002004" calcext:value-type="float">
            <text:p>0.002004</text:p>
          </table:table-cell>
          <table:table-cell table:number-columns-repeated="6"/>
          <table:table-cell office:value-type="float" office:value="40000" calcext:value-type="float">
            <text:p>40000</text:p>
          </table:table-cell>
          <table:table-cell office:value-type="float" office:value="64.419772" calcext:value-type="float">
            <text:p>64.419772</text:p>
          </table:table-cell>
          <table:table-cell office:value-type="float" office:value="0.811068" calcext:value-type="float">
            <text:p>0.811068</text:p>
          </table:table-cell>
        </table:table-row>
        <table:table-row table:style-name="ro1">
          <table:table-cell table:number-columns-repeated="10"/>
          <table:table-cell office:value-type="float" office:value="50000" calcext:value-type="float">
            <text:p>50000</text:p>
          </table:table-cell>
          <table:table-cell office:value-type="float" office:value="55.98" calcext:value-type="float">
            <text:p>55.98</text:p>
          </table:table-cell>
          <table:table-cell office:value-type="float" office:value="1.14489" calcext:value-type="float">
            <text:p>1.144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Diff</text:p>
          </table:table-cell>
          <table:table-cell table:number-columns-repeated="6"/>
          <table:table-cell office:value-type="float" office:value="60000" calcext:value-type="float">
            <text:p>60000</text:p>
          </table:table-cell>
          <table:table-cell/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1971" calcext:value-type="float">
            <text:p>0.081971</text:p>
          </table:table-cell>
          <table:table-cell office:value-type="float" office:value="0.008931" calcext:value-type="float">
            <text:p>0.008931</text:p>
          </table:table-cell>
          <table:table-cell table:formula="of:=[.B10]-[.C10]" office:value-type="float" office:value="0.07304" calcext:value-type="float">
            <text:p>0.0730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2047" calcext:value-type="float">
            <text:p>0.082047</text:p>
          </table:table-cell>
          <table:table-cell office:value-type="float" office:value="0.008479" calcext:value-type="float">
            <text:p>0.008479</text:p>
          </table:table-cell>
          <table:table-cell table:formula="of:=[.B11]-[.C11]" office:value-type="float" office:value="0.073568" calcext:value-type="float">
            <text:p>0.07356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7622" calcext:value-type="float">
            <text:p>0.107622</text:p>
          </table:table-cell>
          <table:table-cell office:value-type="float" office:value="0.008845" calcext:value-type="float">
            <text:p>0.008845</text:p>
          </table:table-cell>
          <table:table-cell table:formula="of:=[.B12]-[.C12]" office:value-type="float" office:value="0.098777" calcext:value-type="float">
            <text:p>0.09877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4236" calcext:value-type="float">
            <text:p>0.084236</text:p>
          </table:table-cell>
          <table:table-cell office:value-type="float" office:value="0.008745" calcext:value-type="float">
            <text:p>0.008745</text:p>
          </table:table-cell>
          <table:table-cell table:formula="of:=[.B13]-[.C13]" office:value-type="float" office:value="0.075491" calcext:value-type="float">
            <text:p>0.07549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3324" calcext:value-type="float">
            <text:p>0.083324</text:p>
          </table:table-cell>
          <table:table-cell office:value-type="float" office:value="0.008663" calcext:value-type="float">
            <text:p>0.008663</text:p>
          </table:table-cell>
          <table:table-cell table:formula="of:=[.B14]-[.C14]" office:value-type="float" office:value="0.074661" calcext:value-type="float">
            <text:p>0.07466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10:.B14])" office:value-type="float" office:value="0.08784" calcext:value-type="float">
            <text:p>0.08784</text:p>
          </table:table-cell>
          <table:table-cell table:formula="of:=AVERAGE([.C10:.C14])" office:value-type="float" office:value="0.0087326" calcext:value-type="float">
            <text:p>0.0087326</text:p>
          </table:table-cell>
          <table:table-cell table:formula="of:=AVERAGE([.D10:.D14])" office:value-type="float" office:value="0.0791074" calcext:value-type="float">
            <text:p>0.079107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Diff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65443" calcext:value-type="float">
            <text:p>7.765443</text:p>
          </table:table-cell>
          <table:table-cell office:value-type="float" office:value="0.131505" calcext:value-type="float">
            <text:p>0.131505</text:p>
          </table:table-cell>
          <table:table-cell table:formula="of:=[.B18]-[.C18]" office:value-type="float" office:value="7.633938" calcext:value-type="float">
            <text:p>7.63393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916181" calcext:value-type="float">
            <text:p>7.916181</text:p>
          </table:table-cell>
          <table:table-cell office:value-type="float" office:value="0.151682" calcext:value-type="float">
            <text:p>0.151682</text:p>
          </table:table-cell>
          <table:table-cell table:formula="of:=[.B19]-[.C19]" office:value-type="float" office:value="7.764499" calcext:value-type="float">
            <text:p>7.76449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806069" calcext:value-type="float">
            <text:p>7.806069</text:p>
          </table:table-cell>
          <table:table-cell office:value-type="float" office:value="0.130839" calcext:value-type="float">
            <text:p>0.130839</text:p>
          </table:table-cell>
          <table:table-cell table:formula="of:=[.B20]-[.C20]" office:value-type="float" office:value="7.67523" calcext:value-type="float">
            <text:p>7.6752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867588" calcext:value-type="float">
            <text:p>7.867588</text:p>
          </table:table-cell>
          <table:table-cell office:value-type="float" office:value="0.134121" calcext:value-type="float">
            <text:p>0.134121</text:p>
          </table:table-cell>
          <table:table-cell table:formula="of:=[.B21]-[.C21]" office:value-type="float" office:value="7.733467" calcext:value-type="float">
            <text:p>7.73346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134757" calcext:value-type="float">
            <text:p>8.134757</text:p>
          </table:table-cell>
          <table:table-cell office:value-type="float" office:value="0.148699" calcext:value-type="float">
            <text:p>0.148699</text:p>
          </table:table-cell>
          <table:table-cell table:formula="of:=[.B22]-[.C22]" office:value-type="float" office:value="7.986058" calcext:value-type="float">
            <text:p>7.98605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18:.B22])" office:value-type="float" office:value="7.8980076" calcext:value-type="float">
            <text:p>7.8980076</text:p>
          </table:table-cell>
          <table:table-cell table:formula="of:=AVERAGE([.C18:.C22])" office:value-type="float" office:value="0.1393692" calcext:value-type="float">
            <text:p>0.1393692</text:p>
          </table:table-cell>
          <table:table-cell table:formula="of:=AVERAGE([.D18:.D22])" office:value-type="float" office:value="7.7586384" calcext:value-type="float">
            <text:p>7.758638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Array Est.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Diff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  <table:table-cell office:value-type="float" office:value="2.808449" calcext:value-type="float">
            <text:p>2.808449</text:p>
          </table:table-cell>
          <table:table-cell table:formula="of:=[.B26]-[.C26]" office:value-type="float" office:value="707.191551" calcext:value-type="float">
            <text:p>707.19155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0" calcext:value-type="float">
            <text:p>710</text:p>
          </table:table-cell>
          <table:table-cell office:value-type="float" office:value="2.819999" calcext:value-type="float">
            <text:p>2.819999</text:p>
          </table:table-cell>
          <table:table-cell table:formula="of:=[.B27]-[.C27]" office:value-type="float" office:value="707.180001" calcext:value-type="float">
            <text:p>707.18000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0" calcext:value-type="float">
            <text:p>710</text:p>
          </table:table-cell>
          <table:table-cell office:value-type="float" office:value="2.815144" calcext:value-type="float">
            <text:p>2.815144</text:p>
          </table:table-cell>
          <table:table-cell table:formula="of:=[.B28]-[.C28]" office:value-type="float" office:value="707.184856" calcext:value-type="float">
            <text:p>707.18485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0" calcext:value-type="float">
            <text:p>710</text:p>
          </table:table-cell>
          <table:table-cell office:value-type="float" office:value="2.802433" calcext:value-type="float">
            <text:p>2.802433</text:p>
          </table:table-cell>
          <table:table-cell table:formula="of:=[.B29]-[.C29]" office:value-type="float" office:value="707.197567" calcext:value-type="float">
            <text:p>707.19756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0" calcext:value-type="float">
            <text:p>710</text:p>
          </table:table-cell>
          <table:table-cell office:value-type="float" office:value="2.813617" calcext:value-type="float">
            <text:p>2.813617</text:p>
          </table:table-cell>
          <table:table-cell table:formula="of:=[.B30]-[.C30]" office:value-type="float" office:value="707.186383" calcext:value-type="float">
            <text:p>707.18638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26:.B30])" office:value-type="float" office:value="710" calcext:value-type="float">
            <text:p>710</text:p>
          </table:table-cell>
          <table:table-cell table:formula="of:=AVERAGE([.C26:.C30])" office:value-type="float" office:value="2.8119284" calcext:value-type="float">
            <text:p>2.8119284</text:p>
          </table:table-cell>
          <table:table-cell table:formula="of:=AVERAGE([.D26:.D30])" office:value-type="float" office:value="707.1880716" calcext:value-type="float">
            <text:p>707.188071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Array Est.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Diff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831" calcext:value-type="float">
            <text:p>63831</text:p>
          </table:table-cell>
          <table:table-cell office:value-type="float" office:value="38.330626" calcext:value-type="float">
            <text:p>38.330626</text:p>
          </table:table-cell>
          <table:table-cell table:formula="of:=[.B34]-[.C34]" office:value-type="float" office:value="63792.669374" calcext:value-type="float">
            <text:p>63792.66937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831" calcext:value-type="float">
            <text:p>63831</text:p>
          </table:table-cell>
          <table:table-cell office:value-type="float" office:value="38.461654" calcext:value-type="float">
            <text:p>38.461654</text:p>
          </table:table-cell>
          <table:table-cell table:formula="of:=[.B35]-[.C35]" office:value-type="float" office:value="63792.538346" calcext:value-type="float">
            <text:p>63792.53834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831" calcext:value-type="float">
            <text:p>63831</text:p>
          </table:table-cell>
          <table:table-cell office:value-type="float" office:value="39.235677" calcext:value-type="float">
            <text:p>39.235677</text:p>
          </table:table-cell>
          <table:table-cell table:formula="of:=[.B36]-[.C36]" office:value-type="float" office:value="63791.764323" calcext:value-type="float">
            <text:p>63791.76432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831" calcext:value-type="float">
            <text:p>63831</text:p>
          </table:table-cell>
          <table:table-cell office:value-type="float" office:value="38.245667" calcext:value-type="float">
            <text:p>38.245667</text:p>
          </table:table-cell>
          <table:table-cell table:formula="of:=[.B37]-[.C37]" office:value-type="float" office:value="63792.754333" calcext:value-type="float">
            <text:p>63792.75433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831" calcext:value-type="float">
            <text:p>63831</text:p>
          </table:table-cell>
          <table:table-cell office:value-type="float" office:value="38.457896" calcext:value-type="float">
            <text:p>38.457896</text:p>
          </table:table-cell>
          <table:table-cell table:formula="of:=[.B38]-[.C38]" office:value-type="float" office:value="63792.542104" calcext:value-type="float">
            <text:p>63792.54210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34:.B38])" office:value-type="float" office:value="63831" calcext:value-type="float">
            <text:p>63831</text:p>
          </table:table-cell>
          <table:table-cell table:formula="of:=AVERAGE([.C34:.C38])" office:value-type="float" office:value="38.546304" calcext:value-type="float">
            <text:p>38.546304</text:p>
          </table:table-cell>
          <table:table-cell table:formula="of:=AVERAGE([.D34:.D38])" office:value-type="float" office:value="63792.453696" calcext:value-type="float">
            <text:p>63792.45369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21:21:57.736772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0:39:18.937633659</meta:creation-date>
    <dc:date>2018-03-07T08:30:14.646079770</dc:date>
    <meta:editing-duration>PT8H40M38S</meta:editing-duration>
    <meta:editing-cycles>1</meta:editing-cycles>
    <meta:generator>LibreOffice/5.1.6.2$Linux_X86_64 LibreOffice_project/10m0$Build-2</meta:generator>
    <meta:document-statistic meta:table-count="1" meta:cell-count="1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04cm" svg:y="0.316cm" chart:style-name="ch2">
          <text:p>Time Complexity for Running Djikstra's Algorithm</text:p>
        </chart:title>
        <chart:legend svg:x="4.565cm" svg:y="1.767cm" style:legend-expansion="custom" chartooo:width="2.616cm" chartooo:height="1.57cm" style:legend-expansion-aspect-ratio="1.66624203821656" chart:style-name="ch3"/>
        <chart:plot-area chart:style-name="ch4" table:cell-range-address="Sheet1.A9:Sheet1.A9 Sheet1.F2:Sheet1.H6" chart:data-source-has-labels="both" svg:x="1.314cm" svg:y="1.301cm" svg:width="14.366cm" svg:height="6.555cm">
          <chartooo:coordinate-region svg:x="1.953cm" svg:y="1.496cm" svg:width="12.852cm" svg:height="5.721cm"/>
          <chart:axis chart:dimension="x" chart:name="primary-x" chart:style-name="ch5" chartooo:axis-type="auto">
            <chart:title svg:x="7.225cm" svg:y="7.858cm" chart:style-name="ch6">
              <text:p>Number of nodes</text:p>
            </chart:title>
            <chart:categories table:cell-range-address="Sheet1.A9:Sheet1.A9"/>
          </chart:axis>
          <chart:axis chart:dimension="y" chart:name="primary-y" chart:style-name="ch7">
            <chart:title svg:x="0.451cm" svg:y="5.376cm" chart:style-name="ch8">
              <text:p>Time (sec)</text:p>
            </chart:title>
            <chart:grid chart:style-name="ch9" chart:class="major"/>
          </chart:axis>
          <chart:series chart:style-name="ch10" chart:values-cell-range-address="Sheet1.G2:Sheet1.G4" loext:label-string="array" chart:class="chart:scatter">
            <chart:domain table:cell-range-address="Sheet1.F2:Sheet1.F6"/>
            <chart:data-point chart:repeated="5"/>
          </chart:series>
          <chart:series chart:style-name="ch11" chart:values-cell-range-address="Sheet1.G4:Sheet1.G6" loext:label-string="array_est" chart:class="chart:scatter">
            <chart:domain table:cell-range-address="Sheet1.F4:Sheet1.F6"/>
            <chart:data-point chart:repeated="3"/>
          </chart:series>
          <chart:series chart:style-name="ch12" chart:values-cell-range-address="Sheet1.H2:Sheet1.H6" loext:label-string="heap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array</text:p>
              </table:table-cell>
              <table:table-cell office:value-type="string">
                <text:p>Column F</text:p>
              </table:table-cell>
              <table:table-cell office:value-type="string">
                <text:p>array_est</text:p>
              </table:table-cell>
              <table:table-cell office:value-type="string">
                <text:p>heap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9:Sheet1.A9</svg:desc>
                </draw:g>
              </table:table-cell>
              <table:table-cell office:value-type="float" office:value="100">
                <text:p>100</text:p>
                <draw:g>
                  <svg:desc>Sheet1.F2:Sheet1.F6</svg:desc>
                </draw:g>
              </table:table-cell>
              <table:table-cell office:value-type="float" office:value="0.004496">
                <text:p>0.004496</text:p>
                <draw:g>
                  <svg:desc>Sheet1.G2:Sheet1.G4</svg:desc>
                </draw:g>
              </table:table-cell>
              <table:table-cell office:value-type="float" office:value="10000">
                <text:p>10000</text:p>
                <draw:g>
                  <svg:desc>Sheet1.F4:Sheet1.F6</svg:desc>
                </draw:g>
              </table:table-cell>
              <table:table-cell office:value-type="float" office:value="7.8980076">
                <text:p>7.8980076</text:p>
                <draw:g>
                  <svg:desc>Sheet1.G4:Sheet1.G6</svg:desc>
                </draw:g>
              </table:table-cell>
              <table:table-cell office:value-type="float" office:value="0.002492">
                <text:p>0.002492</text:p>
                <draw:g>
                  <svg:desc>Sheet1.H2:Sheet1.H6</svg:desc>
                </draw:g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08784">
                <text:p>0.08784</text:p>
              </table:table-cell>
              <table:table-cell office:value-type="float" office:value="100000">
                <text:p>100000</text:p>
              </table:table-cell>
              <table:table-cell office:value-type="float" office:value="710">
                <text:p>710</text:p>
              </table:table-cell>
              <table:table-cell office:value-type="float" office:value="0.0087326">
                <text:p>0.0087326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7.8980076">
                <text:p>7.8980076</text:p>
              </table:table-cell>
              <table:table-cell office:value-type="float" office:value="1000000">
                <text:p>1000000</text:p>
              </table:table-cell>
              <table:table-cell office:value-type="float" office:value="63831">
                <text:p>63831</text:p>
              </table:table-cell>
              <table:table-cell office:value-type="float" office:value="0.1393692">
                <text:p>0.1393692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119284">
                <text:p>2.8119284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546304">
                <text:p>38.546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